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7cm" fo:break-before="auto" fo:break-after="auto" table:align="margins" fo:keep-with-next="auto" style:may-break-between-rows="true" table:border-model="collapsing"/>
    </style:style>
    <style:style style:name="Tableau1.A" style:family="table-column">
      <style:table-column-properties style:column-width="17cm" style:rel-column-width="65535*"/>
    </style:style>
    <style:style style:name="Tableau1.1" style:family="table-row">
      <style:table-row-properties fo:keep-together="auto"/>
    </style:style>
    <style:style style:name="Tableau1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2" style:family="table">
      <style:table-properties style:width="16.806cm" table:align="margins"/>
    </style:style>
    <style:style style:name="Tableau2.A" style:family="table-column">
      <style:table-column-properties style:column-width="16.806cm" style:rel-column-width="65535*"/>
    </style:style>
    <style:style style:name="Tableau2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3" style:family="table">
      <style:table-properties style:width="16.806cm" table:align="margins"/>
    </style:style>
    <style:style style:name="Tableau3.A" style:family="table-column">
      <style:table-column-properties style:column-width="16.806cm" style:rel-column-width="65535*"/>
    </style:style>
    <style:style style:name="Tableau3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4" style:family="table">
      <style:table-properties style:width="16.806cm" table:align="margins"/>
    </style:style>
    <style:style style:name="Tableau4.A" style:family="table-column">
      <style:table-column-properties style:column-width="16.806cm" style:rel-column-width="65535*"/>
    </style:style>
    <style:style style:name="Tableau4.A1" style:family="table-cell">
      <style:table-cell-properties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officeooo:paragraph-rsid="001869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51ff3" officeooo:paragraph-rsid="00151ff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69f09" officeooo:paragraph-rsid="00169f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869cc" officeooo:paragraph-rsid="001869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officeooo:paragraph-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8" style:family="paragraph" style:parent-style-name="Table_20_Contents">
      <style:paragraph-properties fo:text-align="start" style:justify-single-word="false"/>
      <style:text-properties officeooo:paragraph-rsid="0012cf3f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15c4c" officeooo:paragraph-rsid="00215c4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23640a" officeooo:paragraph-rsid="0023640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officeooo:rsid="0012d9a8"/>
    </style:style>
    <style:style style:name="T2" style:family="text">
      <style:text-properties officeooo:rsid="00151ff3"/>
    </style:style>
    <style:style style:name="T3" style:family="text">
      <style:text-properties officeooo:rsid="00168463"/>
    </style:style>
    <style:style style:name="T4" style:family="text">
      <style:text-properties officeooo:rsid="00169f09"/>
    </style:style>
    <style:style style:name="T5" style:family="text">
      <style:text-properties officeooo:rsid="001869cc"/>
    </style:style>
    <style:style style:name="T6" style:family="text">
      <style:text-properties officeooo:rsid="001a20f5"/>
    </style:style>
    <style:style style:name="T7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2cf3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2cf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69f09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1e073f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bold" officeooo:rsid="00215c4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2" style:family="text">
      <style:text-properties officeooo:rsid="001d62b9"/>
    </style:style>
    <style:style style:name="T13" style:family="text">
      <style:text-properties officeooo:rsid="00215c4c"/>
    </style:style>
    <style:style style:name="T14" style:family="text">
      <style:text-properties officeooo:rsid="0023640a"/>
    </style:style>
    <style:style style:name="T15" style:family="text">
      <style:text-properties officeooo:rsid="0024047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1" table:style-name="Tableau1" table:template-name="Style par défaut">
        <table:table-column table:style-name="Tableau1.A"/>
        <table:table-row table:style-name="Tableau1.1">
          <table:table-cell table:style-name="Tableau1.A1" office:value-type="string">
            <text:p text:style-name="P7">Identification</text:p>
            <table:table table:name="Tableau2" table:style-name="Tableau2">
              <table:table-column table:style-name="Tableau2.A"/>
              <table:table-row>
                <table:table-cell table:style-name="Tableau2.A1" office:value-type="string">
                  <text:p text:style-name="P8"><text:span text:style-name="T7">Numéro :</text:span><text:span text:style-name="T8"> </text:span><text:span text:style-name="T9">cas F-</text:span><text:span text:style-name="T10">I-</text:span><text:span text:style-name="T11">2</text:span></text:p>
                </table:table-cell>
              </table:table-row>
              <table:table-row>
                <table:table-cell table:style-name="Tableau2.A2" office:value-type="string">
                  <text:p text:style-name="P1">Nom : <text:span text:style-name="T4">Consulter les actus</text:span></text:p>
                </table:table-cell>
              </table:table-row>
              <table:table-row>
                <table:table-cell table:style-name="Tableau2.A2" office:value-type="string">
                  <text:p text:style-name="P1">Acteurs : <text:span text:style-name="T4">Visiteurs (occasionnels ou inscrits)</text:span></text:p>
                </table:table-cell>
              </table:table-row>
              <table:table-row>
                <table:table-cell table:style-name="Tableau2.A2" office:value-type="string">
                  <text:p text:style-name="P1">Description succincte : <text:span text:style-name="T4">navigation dans le blog</text:span></text:p>
                </table:table-cell>
              </table:table-row>
              <table:table-row>
                <table:table-cell table:style-name="Tableau2.A2" office:value-type="string">
                  <text:p text:style-name="P1">Auteur :<text:span text:style-name="T4">Christine Zedday</text:span></text:p>
                </table:table-cell>
              </table:table-row>
              <table:table-row>
                <table:table-cell table:style-name="Tableau2.A2" office:value-type="string">
                  <text:p text:style-name="P1">Date : <text:span text:style-name="T4">01/11/2019</text:span></text:p>
                </table:table-cell>
              </table:table-row>
              <table:table-row>
                <table:table-cell table:style-name="Tableau2.A2" office:value-type="string">
                  <text:p text:style-name="P1">Préconditions : <text:span text:style-name="T4">aucune (pages accessibles à tous)</text:span></text:p>
                </table:table-cell>
              </table:table-row>
              <table:table-row>
                <table:table-cell table:style-name="Tableau2.A2" office:value-type="string">
                  <text:p text:style-name="P1">Démarrage : <text:span text:style-name="T4">arrivée dans la partie blog/actus du sit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Description des scenarios</text:p>
            <table:table table:name="Tableau3" table:style-name="Tableau3">
              <table:table-column table:style-name="Tableau3.A"/>
              <table:table-row>
                <table:table-cell table:style-name="Tableau3.A1" office:value-type="string">
                  <text:p text:style-name="P1">Scénario nominal :</text:p>
                  <text:p text:style-name="P5">1. Le système affiche l<text:span text:style-name="T13">es actus les unes en dessous-des autres, la + récente en premier</text:span></text:p>
                  <text:p text:style-name="P5">2. Le visiteur sélectionne un<text:span text:style-name="T13">e actu</text:span></text:p>
                  <text:p text:style-name="P5">3. Le système affiche l’<text:span text:style-name="T13">actu en entier + les commentaires</text:span></text:p>
                  <text:p text:style-name="P5">4. Le visiteur retourne à la <text:span text:style-name="T13">page d’actus</text:span> → retour à 1</text:p>
                  <text:p text:style-name="P5"><text:span text:style-name="T5">ou </text:span>5. Le visiteur quitte cette partie du site ou le site</text:p>
                </table:table-cell>
              </table:table-row>
              <table:table-row>
                <table:table-cell table:style-name="Tableau3.A2" office:value-type="string">
                  <text:p text:style-name="P1">Scénarios alternatifs :</text:p>
                  <text:p text:style-name="P5"><text:span text:style-name="T6">1</text:span>a. Le visiteur arrive directement sur l’<text:span text:style-name="T13">actu</text:span> (moteur de recherche, lien <text:span text:style-name="T12">depuis recette, </text:span>externe…)</text:p>
                  <text:p text:style-name="P9">3a. Le visiteur <text:span text:style-name="T14">est inscrit et loggé <text:s/>et </text:span>veut commenter l’actu → voir cas <text:span text:style-name="T15">laisser un commentaire</text:span></text:p>
                  <text:p text:style-name="P10">3b. Le visiteur n’est pas loggé et veut commenter l’actu → message l’invitant à se logger ou à s’inscrire</text:p>
                </table:table-cell>
              </table:table-row>
              <table:table-row>
                <table:table-cell table:style-name="Tableau3.A2" office:value-type="string">
                  <text:p text:style-name="P2">S<text:span text:style-name="T3">cénarios d’exception : non affichage d’une page temporairement indisponible : </text:span></text:p>
                  <text:p text:style-name="P6">3a. message d’excuse et redirection vers la liste des insectes</text:p>
                </table:table-cell>
              </table:table-row>
              <table:table-row>
                <table:table-cell table:style-name="Tableau3.A2" office:value-type="string">
                  <text:p text:style-name="P1">Fin : <text:span text:style-name="T5">Le visiteur ferme la page ou poursuit sa navigation dans une autre partie du site.</text:span></text:p>
                </table:table-cell>
              </table:table-row>
              <table:table-row>
                <table:table-cell table:style-name="Tableau3.A2" office:value-type="string">
                  <text:p text:style-name="P1">Post conditions : <text:span text:style-name="T5">aucune</text:span></text:p>
                </table:table-cell>
              </table:table-row>
            </table:table>
            <text:p text:style-name="P1"/>
          </table:table-cell>
        </table:table-row>
        <table:table-row table:style-name="Tableau1.1">
          <table:table-cell table:style-name="Tableau1.A2" office:value-type="string">
            <text:p text:style-name="P7"><text:span text:style-name="T1">C</text:span>ompléments</text:p>
            <table:table table:name="Tableau4" table:style-name="Tableau4">
              <table:table-column table:style-name="Tableau4.A"/>
              <table:table-row>
                <table:table-cell table:style-name="Tableau4.A1" office:value-type="string">
                  <text:p text:style-name="P4">Ergonomie : <text:span text:style-name="T13">si actus dépassent une douzaine, prévoir un système de recherche, l’archivage des vieilles actus s’il y en a plus encore (évolution future du site?)</text:span></text:p>
                </table:table-cell>
              </table:table-row>
              <table:table-row>
                <table:table-cell table:style-name="Tableau4.A2" office:value-type="string">
                  <text:p text:style-name="P3">P<text:span text:style-name="T2">erformance attendue : chargement maximum 1 seconde sur tous supports</text:span></text:p>
                </table:table-cell>
              </table:table-row>
              <table:table-row>
                <table:table-cell table:style-name="Tableau4.A2" office:value-type="string">
                  <text:p text:style-name="P3"/>
                </table:table-cell>
              </table:table-row>
            </table:table>
            <text:p text:style-name="P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Style_20_par_20_défaut.1" style:display-name="Style par défaut.1" style:family="table-cell">
      <style:table-cell-properties fo:border-left="0.51pt solid #000000" fo:border-top="0.51pt solid #000000" fo:border-bottom="0.51pt solid #000000"/>
    </style:style>
    <style:style style:name="Style_20_par_20_défaut.2" style:display-name="Style par défaut.2" style:family="table-cell">
      <style:table-cell-properties fo:border-left="0.51pt solid #000000" fo:border-bottom="0.51pt solid #000000"/>
    </style:style>
    <style:style style:name="Style_20_par_20_défaut.3" style:display-name="Style par défaut.3" style:family="table-cell">
      <style:table-cell-properties fo:border-left="0.51pt solid #000000" fo:border-bottom="0.51pt solid #000000"/>
    </style:style>
    <style:style style:name="Style_20_par_20_défaut.4" style:display-name="Style par défaut.4" style:family="table-cell">
      <style:table-cell-properties fo:border-left="0.51pt solid #000000" fo:border-right="0.51pt solid #000000" fo:border-bottom="0.51pt solid #000000"/>
    </style:style>
    <style:style style:name="Style_20_par_20_défaut.5" style:display-name="Style par défaut.5" style:family="table-cell">
      <style:table-cell-properties fo:border-left="0.51pt solid #000000" fo:border-bottom="0.51pt solid #000000"/>
    </style:style>
    <style:style style:name="Style_20_par_20_défaut.6" style:display-name="Style par défaut.6" style:family="table-cell">
      <style:table-cell-properties fo:border-left="0.51pt solid #000000" fo:border-bottom="0.51pt solid #000000"/>
    </style:style>
    <style:style style:name="Style_20_par_20_défaut.7" style:display-name="Style par défaut.7" style:family="table-cell">
      <style:table-cell-properties fo:border-left="0.51pt solid #000000" fo:border-bottom="0.51pt solid #000000"/>
    </style:style>
    <style:style style:name="Style_20_par_20_défaut.8" style:display-name="Style par défaut.8" style:family="table-cell">
      <style:table-cell-properties fo:border-left="0.51pt solid #000000" fo:border-bottom="0.51pt solid #000000"/>
    </style:style>
    <style:style style:name="Style_20_par_20_défaut.9" style:display-name="Style par défaut.9" style:family="table-cell">
      <style:table-cell-properties fo:border-left="0.51pt solid #000000" fo:border-bottom="0.51pt solid #000000"/>
    </style:style>
    <style:style style:name="Style_20_par_20_défaut.10" style:display-name="Style par défaut.10" style:family="table-cell">
      <style:table-cell-properties fo:border-left="0.51pt solid #000000" fo:border-right="0.51pt solid #000000" fo:border-bottom="0.51pt solid #000000"/>
    </style:style>
    <style:style style:name="Style_20_par_20_défaut.11" style:display-name="Style par défaut.11" style:family="table-cell">
      <style:table-cell-properties fo:border-left="0.51pt solid #000000" fo:border-top="0.51pt solid #000000" fo:border-bottom="0.51pt solid #000000"/>
    </style:style>
    <style:style style:name="Style_20_par_20_défaut.12" style:display-name="Style par défaut.12" style:family="table-cell">
      <style:table-cell-properties fo:border-left="0.51pt solid #000000" fo:border-right="0.51pt solid #000000" fo:border-top="0.51pt solid #000000" fo:border-bottom="0.51pt solid #000000"/>
    </style:style>
    <style:style style:name="Style_20_par_20_défaut.13" style:display-name="Style par défaut.13" style:family="table-cell">
      <style:table-cell-properties fo:border-left="0.51pt solid #000000" fo:border-bottom="0.51pt solid #000000"/>
    </style:style>
    <style:style style:name="Style_20_par_20_défaut.14" style:display-name="Style par défaut.14" style:family="table-cell">
      <style:table-cell-properties fo:border-left="0.51pt solid #000000" fo:border-right="0.51pt solid #000000" fo:border-bottom="0.51pt solid #000000"/>
    </style:style>
    <style:style style:name="Style_20_par_20_défaut.15" style:display-name="Style par défaut.15" style:family="table-cell">
      <style:table-cell-properties fo:border-left="0.51pt solid #000000" fo:border-top="0.51pt solid #000000" fo:border-bottom="0.51pt solid #000000"/>
    </style:style>
    <style:style style:name="Style_20_par_20_défaut.16" style:display-name="Style par défaut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Style_20_par_20_défaut.1"/>
      <table:last-row table:style-name="Style_20_par_20_défaut.2"/>
      <table:first-column table:style-name="Style_20_par_20_défaut.3"/>
      <table:last-column table:style-name="Style_20_par_20_défaut.4"/>
      <table:body table:style-name="Style_20_par_20_défaut.9"/>
      <table:even-rows table:style-name="Style_20_par_20_défaut.5"/>
      <table:odd-rows table:style-name="Style_20_par_20_défaut.6"/>
      <table:even-columns table:style-name="Style_20_par_20_défaut.7"/>
      <table:odd-columns table:style-name="Style_20_par_20_défaut.8"/>
      <table:background table:style-name="Style_20_par_20_défaut.10"/>
      <loext:first-row-even-column table:style-name="Style_20_par_20_défaut.15"/>
      <loext:last-row-even-column table:style-name="Style_20_par_20_défaut.16"/>
      <loext:first-row-end-column table:style-name="Style_20_par_20_défaut.12"/>
      <loext:first-row-start-column table:style-name="Style_20_par_20_défaut.11"/>
      <loext:last-row-end-column table:style-name="Style_20_par_20_défaut.14"/>
      <loext:last-row-start-column table:style-name="Style_20_par_20_défaut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1T17:31:12.136000000</meta:creation-date>
    <meta:generator>LibreOffice/6.2.7.1$Windows_X86_64 LibreOffice_project/23edc44b61b830b7d749943e020e96f5a7df63bf</meta:generator>
    <dc:date>2019-11-10T20:02:06.611000000</dc:date>
    <meta:editing-duration>PT49M32S</meta:editing-duration>
    <meta:editing-cycles>15</meta:editing-cycles>
    <meta:document-statistic meta:table-count="4" meta:image-count="0" meta:object-count="0" meta:page-count="1" meta:paragraph-count="27" meta:word-count="238" meta:character-count="1440" meta:non-whitespace-character-count="1227"/>
  </office:meta>
</office:document-meta>
</file>